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-0.0102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1in" fo:margin-right="0in" fo:text-indent="-1in" style:auto-text-indent="false">
        <style:tab-stops/>
      </style:paragraph-properties>
    </style:style>
    <style:style style:name="P5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VU NSRR</text:p>
      <text:p text:style-name="P2">Serial Communications Subsystem</text:p>
      <text:p text:style-name="P1"/>
      <text:h text:style-name="Heading_20_1" text:outline-level="1">General Subsystem Requirements</text:h>
      <text:p text:style-name="P4">SCSY-1<text:tab/>Maintain a success rate for serial communications of packets of greater than or equal 99.9% [TBR-4]</text:p>
      <text:p text:style-name="P4">SCSY-2<text:tab/>Transmit and receive serial data a 115,200 bits per second using 8 data bits, 1 stop bit, and no parity</text:p>
      <text:p text:style-name="Text_20_body"/>
      <text:h text:style-name="Heading_20_1" text:outline-level="1">General Software Requirements</text:h>
      <text:p text:style-name="P4">SCSW-1<text:tab/>Transmit and receive the data structures defined as packet types in [TBD-1].</text:p>
      <text:p text:style-name="P4">SCSW-2<text:tab/>Transmit packets at the rates defined per packet type in [TBD-1].</text:p>
      <text:p text:style-name="P4">SCSW-3<text:tab/>For good packets, publish all packet body data elements received on ROS computers as ROS messages over ROS topics per data structures defined in [TBD-2] at the rate received.</text:p>
      <text:p text:style-name="P4">SCSW-4<text:tab/>Obtain data to transmit in serial data packets by subscribing to the ROS topics defined in [TBD-2] .</text:p>
      <text:p text:style-name="P4">SCSW-5<text:tab/>[TBR-1] Transmit last received ROS topic message values when scheduled serial transmit time arrives.</text:p>
      <text:p text:style-name="P4">SCSW-6<text:tab/>Compute a checksum for the combined packet header and body [TBR-2] and append as the last byte of the packet data structure.</text:p>
      <text:p text:style-name="P4">SCSW-7<text:tab/>Compute checksums using simple byte-by-byte addition ignoring overflows [TBR-3].</text:p>
      <text:p text:style-name="P4"/>
      <text:h text:style-name="Heading_20_1" text:outline-level="1">Error Handling Software Requirements</text:h>
      <text:p text:style-name="P4">SCSW-10<text:tab/>When a bad serial packet is received on an ROS computer, increment the packet error count, flush the associated serial buffer, and publish a bad packet ROS topic message.</text:p>
      <text:p text:style-name="P4">SCSW-11<text:tab/>Declare packets as bad when they do not meet the defined packet structure for packet header characters and number of bytes.</text:p>
      <text:p text:style-name="P4">SCSW-12<text:tab/>Compute the checksum of received packets and declare packets as bad for checksums that do not match.</text:p>
      <text:p text:style-name="P4"/>
      <text:p text:style-name="P4"/>
      <text:p text:style-name="P4"/>
      <text:h text:style-name="P5" text:outline-level="1">Appendix A: To Be Determined (TBD) and To Be Resolved (TBR) Decisions</text:h>
      <text:p text:style-name="P4"/>
      <text:p text:style-name="P4">TBD-1<text:tab/>Interface Definition Document for definitions of serial packet structures – currently <text:s/>Gu presentation file.</text:p>
      <text:p text:style-name="P4">TBD-2<text:tab/>Interface Definition Document for definitions of ROS Topics.</text:p>
      <text:p text:style-name="P4"/>
      <text:p text:style-name="P4">TBR-1<text:tab/>Determine when data scheduled for serial transmission is considered stale and whether stale data indicators need to be transmitted with serial data.</text:p>
      <text:p text:style-name="P4">TBR-2<text:tab/>Decide whether packet checksums include the header and the body or just the body.</text:p>
      <text:p text:style-name="P4">TBR-3<text:tab/>Determine whether more sophisticated checksum computations are warranted.</text:p>
      <text:p text:style-name="P4">TBR-4<text:tab/>Decide what data transmission success rate is require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2:27:23</meta:creation-date>
    <dc:date>2014-03-09T12:26:02</dc:date>
    <meta:editing-duration>PT3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24" meta:word-count="341" meta:character-count="2177" meta:non-whitespace-character-count="1863"/>
  </office:meta>
</office:document-meta>
</file>